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a4c3d" officeooo:paragraph-rsid="001a4c3d"/>
    </style:style>
    <style:style style:name="P2" style:family="paragraph" style:parent-style-name="Standard">
      <style:paragraph-properties fo:text-align="center" style:justify-single-word="false"/>
      <style:text-properties fo:font-size="78pt" fo:font-weight="bold" officeooo:rsid="001a4c3d" officeooo:paragraph-rsid="001a4c3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NDE-SE</text:p>
      <text:p text:style-name="P2">SANDERO 2012</text:p>
      <text:p text:style-name="P2">1.0 COMPLETO</text:p>
      <text:p text:style-name="P2">R$28.000,00</text:p>
      <text:p text:style-name="P2">44-9-9102-1568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05:18.417735402</meta:creation-date>
    <meta:print-date>2023-07-26T17:24:51.885396174</meta:print-date>
    <dc:date>2023-07-26T17:28:56.580313562</dc:date>
    <meta:editing-duration>PT7H13M28S</meta:editing-duration>
    <meta:editing-cycles>1</meta:editing-cycles>
    <meta:document-statistic meta:table-count="0" meta:image-count="0" meta:object-count="0" meta:page-count="1" meta:paragraph-count="5" meta:word-count="7" meta:character-count="57" meta:non-whitespace-character-count="55"/>
    <meta:generator>LibreOffice/6.4.7.2$Linux_X86_64 LibreOffice_project/40$Build-2</meta:generator>
  </office:meta>
</office:document-meta>
</file>